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paragraph-properties fo:margin-top="0.134cm" fo:margin-bottom="0cm" style:contextual-spacing="false"/>
    </style:style>
    <style:style style:name="P2" style:family="paragraph" style:parent-style-name="Text_20_body">
      <style:text-properties style:font-name="Times New Roman" fo:font-weight="bold" style:font-weight-asian="bold"/>
    </style:style>
    <style:style style:name="P3" style:family="paragraph" style:parent-style-name="Text_20_body">
      <style:paragraph-properties fo:margin-top="0.011cm" fo:margin-bottom="0cm" style:contextual-spacing="false"/>
      <style:text-properties style:font-name="Times New Roman" fo:font-weight="bold" style:font-weight-asian="bold"/>
    </style:style>
    <style:style style:name="P4" style:family="paragraph" style:parent-style-name="Title">
      <style:paragraph-properties fo:line-height="105%"/>
    </style:style>
    <style:style style:name="P5" style:family="paragraph" style:parent-style-name="Text_20_body">
      <style:text-properties style:font-name="Arial1" fo:font-weight="bold" style:font-weight-asian="bold"/>
    </style:style>
    <style:style style:name="P6" style:family="paragraph" style:parent-style-name="Text_20_body">
      <style:paragraph-properties fo:margin-top="0.164cm" fo:margin-bottom="0cm" style:contextual-spacing="false"/>
      <style:text-properties style:font-name="Arial1" fo:font-weight="bold" style:font-weight-asian="bold"/>
    </style:style>
    <style:style style:name="P7" style:family="paragraph" style:parent-style-name="List_20_Paragraph" style:list-style-name="WWNum1">
      <style:paragraph-properties fo:margin-left="0.603cm" fo:margin-right="0.73cm" fo:margin-top="0cm" fo:margin-bottom="0cm" style:contextual-spacing="false" fo:line-height="106%" fo:text-align="justify" style:justify-single-word="false" fo:text-indent="-0.601cm" style:auto-text-indent="false">
        <style:tab-stops>
          <style:tab-stop style:position="0.499cm"/>
          <style:tab-stop style:position="0.603cm"/>
        </style:tab-stops>
      </style:paragraph-properties>
    </style:style>
    <style:style style:name="P8" style:family="paragraph" style:parent-style-name="Text_20_body">
      <style:paragraph-properties fo:margin-top="0.242cm" fo:margin-bottom="0cm" style:contextual-spacing="false"/>
    </style:style>
    <style:style style:name="P9" style:family="paragraph" style:parent-style-name="List_20_Paragraph" style:list-style-name="WWNum1">
      <style:paragraph-properties fo:margin-left="0.501cm" fo:margin-right="0cm" fo:margin-top="0cm" fo:margin-bottom="0cm" style:contextual-spacing="false" fo:line-height="100%" fo:text-align="start" style:justify-single-word="false" fo:text-indent="-0.497cm" style:auto-text-indent="false">
        <style:tab-stops>
          <style:tab-stop style:position="0.501cm"/>
        </style:tab-stops>
      </style:paragraph-properties>
    </style:style>
    <style:style style:name="P10" style:family="paragraph" style:parent-style-name="Text_20_body">
      <style:paragraph-properties fo:margin-top="0.277cm" fo:margin-bottom="0cm" style:contextual-spacing="false"/>
    </style:style>
    <style:style style:name="P11" style:family="paragraph" style:parent-style-name="List_20_Paragraph" style:list-style-name="WWNum1">
      <style:paragraph-properties fo:margin-left="0.603cm" fo:margin-right="1.034cm" fo:margin-top="0cm" fo:margin-bottom="0cm" style:contextual-spacing="false" fo:line-height="106%" fo:text-align="start" style:justify-single-word="false" fo:text-indent="-0.601cm" style:auto-text-indent="false">
        <style:tab-stops>
          <style:tab-stop style:position="0.499cm"/>
          <style:tab-stop style:position="0.603cm"/>
        </style:tab-stops>
      </style:paragraph-properties>
    </style:style>
    <style:style style:name="P12" style:family="paragraph" style:parent-style-name="Text_20_body">
      <style:paragraph-properties fo:margin-top="0.245cm" fo:margin-bottom="0cm" style:contextual-spacing="false"/>
    </style:style>
    <style:style style:name="P13" style:family="paragraph" style:parent-style-name="List_20_Paragraph" style:list-style-name="WWNum1">
      <style:paragraph-properties fo:margin-left="0.501cm" fo:margin-right="0cm" fo:margin-top="0.002cm" fo:margin-bottom="0cm" style:contextual-spacing="false" fo:line-height="100%" fo:text-align="start" style:justify-single-word="false" fo:text-indent="-0.497cm" style:auto-text-indent="false">
        <style:tab-stops>
          <style:tab-stop style:position="0.501cm"/>
        </style:tab-stops>
      </style:paragraph-properties>
    </style:style>
    <style:style style:name="P14" style:family="paragraph" style:parent-style-name="Text_20_body">
      <style:paragraph-properties fo:margin-top="0.275cm" fo:margin-bottom="0cm" style:contextual-spacing="false"/>
    </style:style>
    <style:style style:name="P15" style:family="paragraph" style:parent-style-name="List_20_Paragraph" style:list-style-name="WWNum1">
      <style:paragraph-properties fo:margin-left="0.603cm" fo:margin-right="0.818cm" fo:margin-top="0cm" fo:margin-bottom="0cm" style:contextual-spacing="false" fo:line-height="106%" fo:text-align="start" style:justify-single-word="false" fo:text-indent="-0.601cm" style:auto-text-indent="false">
        <style:tab-stops>
          <style:tab-stop style:position="0.499cm"/>
          <style:tab-stop style:position="0.603cm"/>
        </style:tab-stops>
      </style:paragraph-properties>
    </style:style>
    <style:style style:name="P16" style:family="paragraph" style:parent-style-name="List_20_Paragraph" style:list-style-name="WWNum1">
      <style:paragraph-properties fo:margin-left="0.603cm" fo:margin-right="0.138cm" fo:margin-top="0cm" fo:margin-bottom="0cm" style:contextual-spacing="false" fo:line-height="106%" fo:text-align="start" style:justify-single-word="false" fo:text-indent="-0.601cm" style:auto-text-indent="false">
        <style:tab-stops>
          <style:tab-stop style:position="0.499cm"/>
          <style:tab-stop style:position="0.603cm"/>
        </style:tab-stops>
      </style:paragraph-properties>
    </style:style>
    <style:style style:name="P17" style:family="paragraph" style:parent-style-name="List_20_Paragraph" style:list-style-name="WWNum1">
      <style:paragraph-properties fo:margin-left="1.272cm" fo:margin-right="0.824cm" fo:margin-top="0.21cm" fo:margin-bottom="0cm" style:contextual-spacing="false" fo:line-height="105%" fo:text-align="start" style:justify-single-word="false" fo:text-indent="-0.635cm" style:auto-text-indent="false">
        <style:tab-stops>
          <style:tab-stop style:position="1.272cm"/>
        </style:tab-stops>
      </style:paragraph-properties>
    </style:style>
    <style:style style:name="P18" style:family="paragraph" style:parent-style-name="Text_20_body">
      <style:paragraph-properties fo:margin-left="2.501cm" fo:margin-right="0cm" fo:margin-top="0.007cm" fo:margin-bottom="0cm" style:contextual-spacing="false"/>
    </style:style>
    <style:style style:name="P19" style:family="paragraph" style:parent-style-name="List_20_Paragraph" style:list-style-name="WWNum1">
      <style:paragraph-properties fo:margin-left="1.272cm" fo:margin-right="0cm" fo:margin-top="0.323cm" fo:margin-bottom="0cm" style:contextual-spacing="false" fo:line-height="100%" fo:text-align="start" style:justify-single-word="false" fo:text-indent="-0.635cm" style:auto-text-indent="false">
        <style:tab-stops>
          <style:tab-stop style:position="1.272cm"/>
        </style:tab-stops>
      </style:paragraph-properties>
    </style:style>
    <style:style style:name="P20" style:family="paragraph" style:parent-style-name="Text_20_body">
      <style:paragraph-properties fo:margin-top="0.34cm" fo:margin-bottom="0cm" style:contextual-spacing="false"/>
    </style:style>
    <style:style style:name="P21" style:family="paragraph" style:parent-style-name="List_20_Paragraph" style:list-style-name="WWNum1">
      <style:paragraph-properties fo:margin-left="0.637cm" fo:margin-right="2.536cm" fo:margin-top="0cm" fo:margin-bottom="0cm" style:contextual-spacing="false" fo:line-height="105%" fo:text-align="start" style:justify-single-word="false" fo:text-indent="-0.635cm" style:auto-text-indent="false">
        <style:tab-stops>
          <style:tab-stop style:position="0.633cm"/>
          <style:tab-stop style:position="0.637cm"/>
        </style:tab-stops>
      </style:paragraph-properties>
    </style:style>
    <style:style style:name="P22" style:family="paragraph" style:parent-style-name="List_20_Paragraph" style:list-style-name="WWNum2">
      <style:paragraph-properties fo:margin-left="2.021cm" fo:margin-right="0cm" fo:margin-top="0.286cm" fo:margin-bottom="0cm" style:contextual-spacing="false" fo:line-height="100%" fo:text-align="start" style:justify-single-word="false" fo:text-indent="-0.635cm" style:auto-text-indent="false">
        <style:tab-stops>
          <style:tab-stop style:position="2.021cm"/>
        </style:tab-stops>
      </style:paragraph-properties>
    </style:style>
    <style:style style:name="P23" style:family="paragraph" style:parent-style-name="List_20_Paragraph" style:list-style-name="WWNum2">
      <style:paragraph-properties fo:margin-left="2.021cm" fo:margin-right="0cm" fo:margin-top="0.296cm" fo:margin-bottom="0cm" style:contextual-spacing="false" fo:line-height="100%" fo:text-align="start" style:justify-single-word="false" fo:text-indent="-0.63cm" style:auto-text-indent="false">
        <style:tab-stops>
          <style:tab-stop style:position="2.021cm"/>
        </style:tab-stops>
      </style:paragraph-properties>
    </style:style>
    <style:style style:name="P24" style:family="paragraph" style:parent-style-name="Text_20_body">
      <style:paragraph-properties fo:margin-top="0.254cm" fo:margin-bottom="0cm" style:contextual-spacing="false"/>
    </style:style>
    <style:style style:name="P25" style:family="paragraph" style:parent-style-name="List_20_Paragraph" style:list-style-name="WWNum1">
      <style:paragraph-properties fo:margin-left="0.637cm" fo:margin-right="1.653cm" fo:margin-top="0cm" fo:margin-bottom="0cm" style:contextual-spacing="false" fo:line-height="106%" fo:text-align="start" style:justify-single-word="false" fo:text-indent="-0.631cm" style:auto-text-indent="false">
        <style:tab-stops>
          <style:tab-stop style:position="0.633cm"/>
          <style:tab-stop style:position="0.637cm"/>
        </style:tab-stops>
      </style:paragraph-properties>
    </style:style>
    <style:style style:name="P26" style:family="paragraph" style:parent-style-name="Text_20_body">
      <style:paragraph-properties fo:margin-top="0.026cm" fo:margin-bottom="0cm" style:contextual-spacing="false"/>
    </style:style>
    <style:style style:name="P27" style:family="paragraph" style:parent-style-name="List_20_Paragraph" style:list-style-name="WWNum1">
      <style:paragraph-properties fo:margin-left="0.635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0.635cm"/>
        </style:tab-stops>
      </style:paragraph-properties>
    </style:style>
    <style:style style:name="P28" style:family="paragraph" style:parent-style-name="Text_20_body">
      <style:paragraph-properties fo:margin-top="0.065cm" fo:margin-bottom="0cm" style:contextual-spacing="false"/>
    </style:style>
    <style:style style:name="P29" style:family="paragraph" style:parent-style-name="List_20_Paragraph" style:list-style-name="WWNum3">
      <style:paragraph-properties fo:margin-left="2.538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2.538cm"/>
        </style:tab-stops>
      </style:paragraph-properties>
    </style:style>
    <style:style style:name="P30" style:family="paragraph" style:parent-style-name="List_20_Paragraph" style:list-style-name="WWNum3">
      <style:paragraph-properties fo:margin-left="2.538cm" fo:margin-right="0cm" fo:margin-top="0.032cm" fo:margin-bottom="0cm" style:contextual-spacing="false" fo:line-height="100%" fo:text-align="start" style:justify-single-word="false" fo:text-indent="-0.631cm" style:auto-text-indent="false">
        <style:tab-stops>
          <style:tab-stop style:position="2.538cm"/>
        </style:tab-stops>
      </style:paragraph-properties>
    </style:style>
    <style:style style:name="P31" style:family="paragraph" style:parent-style-name="List_20_Paragraph" style:list-style-name="WWNum3">
      <style:paragraph-properties fo:margin-left="2.54cm" fo:margin-right="0cm" fo:margin-top="0.032cm" fo:margin-bottom="0cm" style:contextual-spacing="false" fo:line-height="100%" fo:text-align="start" style:justify-single-word="false" fo:text-indent="-0.633cm" style:auto-text-indent="false">
        <style:tab-stops>
          <style:tab-stop style:position="2.54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etter-spacing="-0.028cm"/>
    </style:style>
    <style:style style:name="T3" style:family="text">
      <style:text-properties style:font-name="Times New Roman" fo:letter-spacing="-0.025cm"/>
    </style:style>
    <style:style style:name="T4" style:family="text">
      <style:text-properties style:font-name="Times New Roman" fo:letter-spacing="-0.019cm"/>
    </style:style>
    <style:style style:name="T5" style:family="text">
      <style:text-properties style:font-name="Times New Roman" fo:letter-spacing="-0.016cm"/>
    </style:style>
    <style:style style:name="T6" style:family="text">
      <style:text-properties style:font-name="Times New Roman" fo:letter-spacing="-0.009cm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officeooo:rsid="001bdd06"/>
    </style:style>
    <style:style style:name="T9" style:family="text">
      <style:text-properties style:font-name="Arial1" fo:font-weight="bold" style:font-weight-asian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fo:letter-spacing="-0.005cm" style:font-size-asian="11pt"/>
    </style:style>
    <style:style style:name="T12" style:family="text">
      <style:text-properties fo:font-size="11pt" fo:letter-spacing="-0.009cm" style:font-size-asian="11pt"/>
    </style:style>
    <style:style style:name="T13" style:family="text">
      <style:text-properties fo:font-size="11pt" fo:letter-spacing="-0.007cm" style:font-size-asian="11pt"/>
    </style:style>
    <style:style style:name="T14" style:family="text">
      <style:text-properties fo:font-size="11pt" officeooo:rsid="001bdd06" style:font-size-asian="11pt"/>
    </style:style>
    <style:style style:name="T15" style:family="text">
      <style:text-properties fo:font-size="11pt" fo:letter-spacing="-0.004cm" style:font-size-asian="11pt"/>
    </style:style>
    <style:style style:name="T16" style:family="text">
      <style:text-properties fo:font-size="11pt" fo:letter-spacing="-0.002cm" style:font-size-asian="11pt"/>
    </style:style>
    <style:style style:name="T17" style:family="text">
      <style:text-properties fo:font-size="11pt" fo:letter-spacing="-0.014cm" style:font-size-asian="11pt"/>
    </style:style>
    <style:style style:name="T18" style:family="text">
      <style:text-properties fo:font-size="11pt" fo:letter-spacing="-0.012cm" style:font-size-asian="11pt"/>
    </style:style>
    <style:style style:name="T19" style:family="text">
      <style:text-properties fo:font-size="11pt" fo:letter-spacing="-0.011cm" style:font-size-asian="11pt"/>
    </style:style>
    <style:style style:name="T20" style:family="text">
      <style:text-properties fo:font-size="11pt" fo:letter-spacing="-0.018cm" style:font-size-asian="11pt"/>
    </style:style>
    <style:style style:name="T21" style:family="text">
      <style:text-properties fo:font-size="11pt" fo:letter-spacing="-0.018cm" officeooo:rsid="001bdd06" style:font-size-asian="11pt"/>
    </style:style>
    <style:style style:name="T22" style:family="text">
      <style:text-properties fo:font-size="11pt" fo:letter-spacing="-0.007cm" officeooo:rsid="001bdd06" style:font-size-asian="11pt"/>
    </style:style>
    <style:style style:name="T23" style:family="text">
      <style:text-properties fo:font-size="11pt" fo:letter-spacing="-0.005cm" officeooo:rsid="001bdd06" style:font-size-asian="11pt"/>
    </style:style>
    <style:style style:name="T24" style:family="text">
      <style:text-properties fo:font-size="11pt" fo:letter-spacing="-0.012cm" officeooo:rsid="001bdd06" style:font-size-asian="11pt"/>
    </style:style>
    <style:style style:name="T25" style:family="text">
      <style:text-properties fo:letter-spacing="-0.009cm"/>
    </style:style>
    <style:style style:name="T26" style:family="text">
      <style:text-properties fo:letter-spacing="-0.007cm"/>
    </style:style>
    <style:style style:name="T27" style:family="text">
      <style:text-properties fo:letter-spacing="-0.011cm"/>
    </style:style>
    <style:style style:name="T28" style:family="text">
      <style:text-properties fo:letter-spacing="-0.004cm"/>
    </style:style>
    <style:style style:name="T29" style:family="text">
      <style:text-properties fo:font-size="11pt" fo:letter-spacing="0.097cm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ONSTRUCIÓN</text:span><text:span text:style-name="T2"> </text:span><text:span text:style-name="T1">DE</text:span><text:span text:style-name="T3"> </text:span><text:span text:style-name="T1">GUIÓNS.</text:span><text:span text:style-name="T4"> </text:span><text:span text:style-name="T1">PROCEDEMENTOS</text:span><text:span text:style-name="T3"> </text:span><text:span text:style-name="T1">ALMACENADOS</text:span><text:span text:style-name="T5"> </text:span><text:span text:style-name="T6">(I)</text:span></text:p>
      <text:p text:style-name="P2" loext:marker-style-name="T7"/>
      <text:p text:style-name="P3" loext:marker-style-name="T7"/>
      <text:p text:style-name="P4">Deseño de Procedementos almacenados para xestionar consultas a datos sobre a base de datos Empr<text:span text:style-name="T8">gados</text:span>.</text:p>
      <text:p text:style-name="P5" loext:marker-style-name="T9"/>
      <text:p text:style-name="P6" loext:marker-style-name="T9"/>
      <text:list text:style-name="WWNum1">
        <text:list-item>
          <text:p text:style-name="P7" loext:marker-style-name="T10"><text:span text:style-name="T10">Deseñar</text:span><text:span text:style-name="T11"> </text:span><text:span text:style-name="T10">un</text:span><text:span text:style-name="T12"> </text:span><text:span text:style-name="T10">procedemento</text:span><text:span text:style-name="T13"> </text:span><text:span text:style-name="T10">ListaxeEmpregados</text:span><text:span text:style-name="T13"> </text:span><text:span text:style-name="T10">que</text:span><text:span text:style-name="T13"> </text:span><text:span text:style-name="T10">nos</text:span><text:span text:style-name="T11"> </text:span><text:span text:style-name="T10">visualice</text:span><text:span text:style-name="T13"> </text:span><text:span text:style-name="T10">os </text:span><text:span text:style-name="T14">numeros de empregado,</text:span><text:span text:style-name="T15"> </text:span><text:span text:style-name="T10">nome</text:span><text:span text:style-name="T11">,</text:span><text:span text:style-name="T10"> </text:span><text:span text:style-name="T14">posto</text:span><text:span text:style-name="T16"> </text:span><text:span text:style-name="T10">e</text:span><text:span text:style-name="T13"> </text:span><text:span text:style-name="T10">departamento(nome)</text:span><text:span text:style-name="T16"> </text:span><text:span text:style-name="T10">dos</text:span><text:span text:style-name="T13"> </text:span><text:span text:style-name="T10">distintos</text:span><text:span text:style-name="T13"> </text:span><text:span text:style-name="T10">empregados</text:span><text:span text:style-name="T15"> </text:span><text:span text:style-name="T10">da </text:span><text:span text:style-name="T15">empresa.</text:span></text:p>
        </text:list-item>
      </text:list>
      <text:p text:style-name="P8"/>
      <text:list text:continue-numbering="true" text:style-name="WWNum1">
        <text:list-item>
          <text:p text:style-name="P9" loext:marker-style-name="T10"><text:span text:style-name="T10">Executar</text:span><text:span text:style-name="T17"> </text:span><text:span text:style-name="T10">o</text:span><text:span text:style-name="T18"> </text:span><text:span text:style-name="T10">procedemento</text:span><text:span text:style-name="T19"> </text:span><text:span text:style-name="T15">anterior.</text:span></text:p>
        </text:list-item>
      </text:list>
      <text:p text:style-name="P10"/>
      <text:list text:continue-numbering="true" text:style-name="WWNum1">
        <text:list-item>
          <text:p text:style-name="P11" loext:marker-style-name="T10"><text:span text:style-name="T10">Deseñar</text:span><text:span text:style-name="T15"> </text:span><text:span text:style-name="T10">un</text:span><text:span text:style-name="T12"> </text:span><text:span text:style-name="T10">procedemento</text:span><text:span text:style-name="T12"> </text:span><text:span text:style-name="T10">(</text:span><text:span text:style-name="T14">Posto</text:span><text:span text:style-name="T10">Empregado),</text:span><text:span text:style-name="T13"> </text:span><text:span text:style-name="T10">que</text:span><text:span text:style-name="T11"> </text:span><text:span text:style-name="T10">nos</text:span><text:span text:style-name="T12"> </text:span><text:span text:style-name="T10">permita</text:span><text:span text:style-name="T12"> </text:span><text:span text:style-name="T10">coñecer</text:span><text:span text:style-name="T15"> </text:span><text:span text:style-name="T10">o nome e </text:span><text:span text:style-name="T14">o posto</text:span><text:span text:style-name="T10"> dun empregado, facilitando o seu </text:span><text:span text:style-name="T14">numero de empregado</text:span><text:span text:style-name="T10">.</text:span></text:p>
        </text:list-item>
      </text:list>
      <text:p text:style-name="P12"/>
      <text:list text:continue-numbering="true" text:style-name="WWNum1">
        <text:list-item>
          <text:p text:style-name="P13" loext:marker-style-name="T10"><text:span text:style-name="T10">Executar</text:span><text:span text:style-name="T17"> </text:span><text:span text:style-name="T10">o</text:span><text:span text:style-name="T19"> </text:span><text:span text:style-name="T10">procedemento</text:span><text:span text:style-name="T19"> </text:span><text:span text:style-name="T10">anterior</text:span><text:span text:style-name="T18"> </text:span><text:span text:style-name="T10">facilitando</text:span><text:span text:style-name="T18"> </text:span><text:span text:style-name="T10">un</text:span><text:span text:style-name="T20"> </text:span><text:span text:style-name="T21">n</text:span><text:span text:style-name="T22">úmero de empregado.</text:span></text:p>
        </text:list-item>
      </text:list>
      <text:p text:style-name="P14"/>
      <text:list text:continue-numbering="true" text:style-name="WWNum1">
        <text:list-item>
          <text:p text:style-name="P15" loext:marker-style-name="T10"><text:span text:style-name="T10">Modificar</text:span><text:span text:style-name="T13"> </text:span><text:span text:style-name="T10">o</text:span><text:span text:style-name="T11"> </text:span><text:span text:style-name="T10">procedemento</text:span><text:span text:style-name="T11"> </text:span><text:span text:style-name="T10">para</text:span><text:span text:style-name="T13"> </text:span><text:span text:style-name="T10">que</text:span><text:span text:style-name="T11"> </text:span><text:span text:style-name="T10">comprobe</text:span><text:span text:style-name="T11"> </text:span><text:span text:style-name="T10">a</text:span><text:span text:style-name="T19"> </text:span><text:span text:style-name="T10">existencia</text:span><text:span text:style-name="T11"> </text:span><text:span text:style-name="T10">do</text:span><text:span text:style-name="T11"> </text:span><text:span text:style-name="T23">numero</text:span><text:span text:style-name="T22"> </text:span><text:span text:style-name="T10">facilitado,</text:span><text:span text:style-name="T15"> </text:span><text:span text:style-name="T10">de maneira que se informe ao usuario no caso de non existir.</text:span></text:p>
        </text:list-item>
      </text:list>
      <text:p text:style-name="P12"/>
      <text:list text:continue-numbering="true" text:style-name="WWNum1">
        <text:list-item>
          <text:p text:style-name="P9" loext:marker-style-name="T10"><text:span text:style-name="T10">Executar</text:span><text:span text:style-name="T19"> </text:span><text:span text:style-name="T10">o</text:span><text:span text:style-name="T19"> </text:span><text:span text:style-name="T10">procedemento</text:span><text:span text:style-name="T12"> </text:span><text:span text:style-name="T10">facilitando</text:span><text:span text:style-name="T12"> </text:span><text:span text:style-name="T10">un</text:span><text:span text:style-name="T18"> </text:span><text:span text:style-name="T24">numero</text:span><text:span text:style-name="T19"> </text:span><text:span text:style-name="T10">existente</text:span><text:span text:style-name="T19"> </text:span><text:span text:style-name="T10">e</text:span><text:span text:style-name="T19"> </text:span><text:span text:style-name="T10">outro</text:span><text:span text:style-name="T12"> </text:span><text:span text:style-name="T13">non.</text:span></text:p>
        </text:list-item>
      </text:list>
      <text:p text:style-name="P10"/>
      <text:list text:continue-numbering="true" text:style-name="WWNum1">
        <text:list-item>
          <text:p text:style-name="P16" loext:marker-style-name="T10"><text:span text:style-name="T10">Crear un procedemento (ConsultaDepartamento) que permita consultar os empregados</text:span><text:span text:style-name="T12"> </text:span><text:span text:style-name="T10">que</text:span><text:span text:style-name="T11"> </text:span><text:span text:style-name="T10">pertenezcan</text:span><text:span text:style-name="T11"> </text:span><text:span text:style-name="T10">a</text:span><text:span text:style-name="T15"> </text:span><text:span text:style-name="T10">un</text:span><text:span text:style-name="T12"> </text:span><text:span text:style-name="T10">determinado</text:span><text:span text:style-name="T12"> </text:span><text:span text:style-name="T10">departamento,</text:span><text:span text:style-name="T16"> </text:span><text:span text:style-name="T10">do</text:span><text:span text:style-name="T12"> </text:span><text:span text:style-name="T10">que</text:span><text:span text:style-name="T12"> </text:span><text:span text:style-name="T10">se</text:span><text:span text:style-name="T12"> </text:span><text:span text:style-name="T10">facilitará o seu nome (non o código) no momento de executar o procedemento. Criterios:</text:span></text:p>
          <text:list>
            <text:list-item>
              <text:p text:style-name="P17" loext:marker-style-name="T10"><text:span text:style-name="T10">Se</text:span><text:span text:style-name="T13"> </text:span><text:span text:style-name="T10">non</text:span><text:span text:style-name="T13"> </text:span><text:span text:style-name="T10">hai</text:span><text:span text:style-name="T13"> </text:span><text:span text:style-name="T10">empregados</text:span><text:span text:style-name="T19"> </text:span><text:span text:style-name="T10">nese</text:span><text:span text:style-name="T13"> </text:span><text:span text:style-name="T10">departamento,</text:span><text:span text:style-name="T15"> </text:span><text:span text:style-name="T10">visualizaredes</text:span><text:span text:style-name="T13"> </text:span><text:span text:style-name="T10">unha</text:span><text:span text:style-name="T18"> </text:span><text:span text:style-name="T10">mensaxe similar á seguinte:</text:span></text:p>
            </text:list-item>
          </text:list>
        </text:list-item>
      </text:list>
      <text:p text:style-name="P18">“No<text:span text:style-name="T25"> </text:span>departamento<text:span text:style-name="T25"> </text:span>de<text:span text:style-name="T26"> </text:span>xxxxxxxx<text:span text:style-name="T27"> </text:span>non<text:span text:style-name="T26"> </text:span>hai<text:span text:style-name="T26"> </text:span><text:span text:style-name="T28">empregados”.</text:span></text:p>
      <text:list text:continue-numbering="true" text:style-name="WWNum1">
        <text:list-item>
          <text:list>
            <text:list-item>
              <text:p text:style-name="P19" loext:marker-style-name="T10"><text:span text:style-name="T10">Se</text:span><text:span text:style-name="T11"> </text:span><text:span text:style-name="T10">os</text:span><text:span text:style-name="T16"> </text:span><text:span text:style-name="T10">hai,</text:span><text:span text:style-name="T11"> </text:span><text:span text:style-name="T10">visualizaredes</text:span><text:span text:style-name="T13"> </text:span><text:span text:style-name="T10">os</text:span><text:span text:style-name="T29"> </text:span><text:span text:style-name="T10">seus</text:span><text:span text:style-name="T13"> </text:span><text:span text:style-name="T10">nomes</text:span><text:span text:style-name="T13"> </text:span></text:p>
            </text:list-item>
          </text:list>
        </text:list-item>
      </text:list>
      <text:p text:style-name="P20"/>
      <text:list xml:id="list123912309868948" text:continue-numbering="true" text:style-name="WWNum1">
        <text:list-item>
          <text:p text:style-name="P21" loext:marker-style-name="T10"><text:span text:style-name="T10">Executar</text:span><text:span text:style-name="T12"> </text:span><text:span text:style-name="T10">o</text:span><text:span text:style-name="T13"> </text:span><text:span text:style-name="T10">procedemento</text:span><text:span text:style-name="T13"> </text:span><text:span text:style-name="T10">anterior</text:span><text:span text:style-name="T12"> </text:span><text:span text:style-name="T10">facilitando</text:span><text:span text:style-name="T13"> </text:span><text:span text:style-name="T10">os</text:span><text:span text:style-name="T19"> </text:span><text:span text:style-name="T10">seguintes</text:span><text:span text:style-name="T11"> </text:span><text:span text:style-name="T10">nomes</text:span><text:span text:style-name="T13"> </text:span><text:span text:style-name="T10">de </text:span><text:span text:style-name="T15">departamento:</text:span></text:p>
        </text:list-item>
      </text:list>
      <text:list text:style-name="WWNum2">
        <text:list-item>
          <text:p text:style-name="P22" loext:marker-style-name="T10"><text:span text:style-name="T10">“Vendas”</text:span><text:span text:style-name="T17"> </text:span><text:span text:style-name="T10">(que</text:span><text:span text:style-name="T17"> </text:span><text:span text:style-name="T10">ten</text:span><text:span text:style-name="T17"> </text:span><text:span text:style-name="T15">empregados).</text:span></text:p>
        </text:list-item>
        <text:list-item>
          <text:p text:style-name="P23" loext:marker-style-name="T10"><text:span text:style-name="T10">“Persoal”</text:span><text:span text:style-name="T12"> </text:span><text:span text:style-name="T10">(que</text:span><text:span text:style-name="T12"> </text:span><text:span text:style-name="T10">non</text:span><text:span text:style-name="T12"> </text:span><text:span text:style-name="T10">ten</text:span><text:span text:style-name="T11"> </text:span><text:span text:style-name="T15">empregados).</text:span></text:p>
        </text:list-item>
      </text:list>
      <text:p text:style-name="P24"/>
      <text:list text:continue-list="list123912309868948" text:style-name="WWNum1">
        <text:list-item>
          <text:p text:style-name="P25" loext:marker-style-name="T10"><text:span text:style-name="T10">Modificar</text:span><text:span text:style-name="T11"> </text:span><text:span text:style-name="T10">o</text:span><text:span text:style-name="T15"> </text:span><text:span text:style-name="T10">procedemento</text:span><text:span text:style-name="T11"> </text:span><text:span text:style-name="T10">do</text:span><text:span text:style-name="T15"> </text:span><text:span text:style-name="T10">apartado</text:span><text:span text:style-name="T13"> </text:span><text:span text:style-name="T10">7</text:span><text:span text:style-name="T15"> </text:span><text:span text:style-name="T10">para</text:span><text:span text:style-name="T11"> </text:span><text:span text:style-name="T10">que</text:span><text:span text:style-name="T15"> </text:span><text:span text:style-name="T10">indique</text:span><text:span text:style-name="T11"> </text:span><text:span text:style-name="T10">se</text:span><text:span text:style-name="T15"> </text:span><text:span text:style-name="T10">non</text:span><text:span text:style-name="T13"> </text:span><text:span text:style-name="T10">existe</text:span><text:span text:style-name="T13"> </text:span><text:span text:style-name="T10">o departamento ou se non ten empregados no caso de que non teñamos empregados no departamento solicitado.</text:span></text:p>
        </text:list-item>
      </text:list>
      <text:p text:style-name="P26"/>
      <text:list text:continue-numbering="true" text:style-name="WWNum1">
        <text:list-item>
          <text:p text:style-name="P27" loext:marker-style-name="T10"><text:span text:style-name="T10">Probar</text:span><text:span text:style-name="T11"> </text:span><text:span text:style-name="T10">o</text:span><text:span text:style-name="T19"> </text:span><text:span text:style-name="T10">funcionamento</text:span><text:span text:style-name="T19"> </text:span><text:span text:style-name="T10">para</text:span><text:span text:style-name="T13"> </text:span><text:span text:style-name="T10">os</text:span><text:span text:style-name="T19"> </text:span><text:span text:style-name="T10">tres</text:span><text:span text:style-name="T12"> </text:span><text:span text:style-name="T15">casos:</text:span></text:p>
        </text:list-item>
      </text:list>
      <text:p text:style-name="P28"/>
      <text:list text:style-name="WWNum3">
        <text:list-item>
          <text:p text:style-name="P29" loext:marker-style-name="T10"><text:span text:style-name="T10">Existe</text:span><text:span text:style-name="T12"> </text:span><text:span text:style-name="T10">o</text:span><text:span text:style-name="T11"> </text:span><text:span text:style-name="T10">departamento</text:span><text:span text:style-name="T13"> </text:span><text:span text:style-name="T10">e</text:span><text:span text:style-name="T18"> </text:span><text:span text:style-name="T10">ten</text:span><text:span text:style-name="T13"> </text:span><text:span text:style-name="T15">empregados/as.</text:span></text:p>
        </text:list-item>
        <text:list-item>
          <text:p text:style-name="P30" loext:marker-style-name="T10"><text:span text:style-name="T10">Existe</text:span><text:span text:style-name="T13"> </text:span><text:span text:style-name="T10">e</text:span><text:span text:style-name="T16"> </text:span><text:span text:style-name="T10">non</text:span><text:span text:style-name="T19"> </text:span><text:span text:style-name="T10">ten</text:span><text:span text:style-name="T16"> </text:span><text:span text:style-name="T15">empregados/as</text:span></text:p>
        </text:list-item>
        <text:list-item>
          <text:p text:style-name="P31" loext:marker-style-name="T10"><text:span text:style-name="T10">Non</text:span><text:span text:style-name="T11"> </text:span><text:span text:style-name="T10">existe</text:span><text:span text:style-name="T15"> </text:span><text:span text:style-name="T10">o</text:span><text:span text:style-name="T13"> </text:span><text:span text:style-name="T15">departamen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swiss" style:font-pitch="variable" fo:language="pt" fo:country="PT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swiss" style:font-pitch="variable" fo:font-size="11pt" fo:language="pt" fo:country="PT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class="chapter">
      <style:paragraph-properties fo:margin-left="0.004cm"/>
      <style:text-properties style:font-name="Arial1" fo:font-family="Arial" style:font-family-generic="swiss" style:font-pitch="variable" fo:font-size="11pt" fo:language="pt" fo:country="PT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603cm" fo:text-indent="-0.635cm" style:auto-text-indent="false"/>
      <style:text-properties style:font-name="Arial MT" fo:font-family="'Arial MT'" style:font-family-generic="swiss" style:font-pitch="variable" fo:language="pt" fo:country="PT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pt" fo:country="PT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swiss" style:font-pitch="variable" fo:font-size="11pt" fo:letter-spacing="-0.002cm" fo:language="pt" fo:country="PT" fo:font-style="normal" fo:font-weight="normal" style:font-name-asian="Arial MT1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1" fo:font-family="Calibri" style:font-family-generic="roman" style:font-pitch="variable" fo:font-size="11pt" fo:letter-spacing="normal" fo:language="pt" fo:country="PT" fo:font-style="normal" fo:font-weight="normal" style:font-name-asian="Calibri2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 MT" fo:font-family="'Arial MT'" style:font-family-generic="swiss" style:font-pitch="variable" fo:font-size="11pt" fo:letter-spacing="-0.002cm" fo:language="pt" fo:country="PT" fo:font-style="normal" fo:font-weight="normal" style:font-name-asian="Arial MT1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style:font-name="Calibri" fo:font-family="Calibri" style:font-pitch="variable" fo:font-size="11pt" fo:letter-spacing="normal" fo:language="pt" fo:country="PT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pt" fo:country="PT" style:language-asian="en" style:country-asian="US" style:language-complex="ar" style:country-complex="SA"/>
    </style:style>
    <style:style style:name="ListLabel_20_22" style:display-name="ListLabel 22" style:family="text">
      <style:text-properties fo:language="pt" fo:country="PT" style:language-asian="en" style:country-asian="US" style:language-complex="ar" style:country-complex="SA"/>
    </style:style>
    <style:style style:name="ListLabel_20_23" style:display-name="ListLabel 23" style:family="text">
      <style:text-properties fo:language="pt" fo:country="PT" style:language-asian="en" style:country-asian="US" style:language-complex="ar" style:country-complex="SA"/>
    </style:style>
    <style:style style:name="ListLabel_20_24" style:display-name="ListLabel 24" style:family="text">
      <style:text-properties fo:language="pt" fo:country="PT" style:language-asian="en" style:country-asian="US" style:language-complex="ar" style:country-complex="SA"/>
    </style:style>
    <style:style style:name="ListLabel_20_25" style:display-name="ListLabel 25" style:family="text">
      <style:text-properties fo:language="pt" fo:country="PT" style:language-asian="en" style:country-asian="US" style:language-complex="ar" style:country-complex="SA"/>
    </style:style>
    <style:style style:name="ListLabel_20_26" style:display-name="ListLabel 26" style:family="text">
      <style:text-properties fo:language="pt" fo:country="PT" style:language-asian="en" style:country-asian="US" style:language-complex="ar" style:country-complex="SA"/>
    </style:style>
    <style:style style:name="ListLabel_20_27" style:display-name="ListLabel 27" style:family="text">
      <style:text-properties fo:language="pt" fo:country="PT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8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3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7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1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6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Calibri3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09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0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0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0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0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0.603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4cm"/>
        </style:list-level-properties>
        <style:text-properties style:font-name="Symbol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96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2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7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9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999cm" fo:margin-right="2.999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ia</meta:initial-creator>
    <meta:creation-date>2025-03-21T11:34:43</meta:creation-date>
    <dc:date>2025-03-21T12:39:12.055000000</dc:date>
    <meta:editing-duration>PT4M14S</meta:editing-duration>
    <meta:generator>LibreOffice/24.8.5.2$Windows_X86_64 LibreOffice_project/fddf2685c70b461e7832239a0162a77216259f22</meta:generator>
    <meta:editing-cycles>1</meta:editing-cycles>
    <meta:document-statistic meta:table-count="0" meta:image-count="0" meta:object-count="0" meta:page-count="1" meta:paragraph-count="20" meta:word-count="253" meta:character-count="1642" meta:non-whitespace-character-count="1425"/>
    <meta:user-defined meta:name="AppVersion">12.0000</meta:user-defined>
    <meta:user-defined meta:name="Created" meta:value-type="date">2020-05-05T00:00:00</meta:user-defined>
    <meta:user-defined meta:name="Creator">Microsoft® Word 2016</meta:user-defined>
    <meta:user-defined meta:name="LastSaved" meta:value-type="date">2025-03-21T00:00:00</meta:user-defined>
    <meta:user-defined meta:name="Producer" meta:value-type="string">Microsoft® Word 2016</meta:user-defined>
    <meta:template xlink:type="simple" xlink:actuate="onRequest" xlink:title="Normal" xlink:href=""/>
  </office:meta>
</office:document-meta>
</file>